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36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5" office:value-type="string" calcext:value-type="string">
            <text:p>+</text:p>
          </table:table-cell>
          <table:table-cell table:number-columns-repeated="35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36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36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+</text:p>
          </table:table-cell>
          <table:table-cell table:number-columns-repeated="35"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table:number-columns-repeated="98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7"/>
          <table:table-cell office:value-type="string" calcext:value-type="string">
            <text:p>keys</text:p>
          </table:table-cell>
          <table:table-cell/>
          <table:table-cell office:value-type="string" calcext:value-type="string">
            <text:p>+</text:p>
          </table:table-cell>
          <table:table-cell table:number-columns-repeated="994"/>
        </table:table-row>
        <table:table-row table:style-name="ro1">
          <table:table-cell table:number-columns-repeated="20"/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table:number-columns-repeated="29"/>
          <table:table-cell office:value-type="string" calcext:value-type="string">
            <text:p>k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evel 0</text:p>
          </table:table-cell>
          <table:table-cell/>
          <table:table-cell office:value-type="string" calcext:value-type="string">
            <text:p>“start of the journey”</text:p>
          </table:table-cell>
          <table:table-cell table:number-columns-repeated="10"/>
          <table:table-cell office:value-type="string" calcext:value-type="string">
            <text:p>Level 1</text:p>
          </table:table-cell>
          <table:table-cell/>
          <table:table-cell office:value-type="string" calcext:value-type="string">
            <text:p>“meet the cubester”</text:p>
          </table:table-cell>
          <table:table-cell table:number-columns-repeated="13"/>
          <table:table-cell office:value-type="string" calcext:value-type="string">
            <text:p>d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</text:p>
          </table:table-cell>
          <table:table-cell table:number-columns-repeated="10"/>
          <table:table-cell table:number-columns-repeated="15" office:value-type="string" calcext:value-type="string">
            <text:p>+</text:p>
          </table:table-cell>
          <table:table-cell/>
          <table:table-cell office:value-type="string" calcext:value-type="string">
            <text:p>“i”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13" office:value-type="string" calcext:value-type="string">
            <text:p>+</text:p>
          </table:table-cell>
          <table:table-cell/>
          <table:table-cell office:value-type="string" calcext:value-type="string">
            <text:p>e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10"/>
          <table:table-cell table:number-columns-repeated="15" office:value-type="string" calcext:value-type="string">
            <text:p>+</text:p>
          </table:table-cell>
          <table:table-cell/>
          <table:table-cell office:value-type="string" calcext:value-type="string">
            <text:p>t</text:p>
          </table:table-cell>
          <table:table-cell table:number-columns-repeated="994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/>
          <table:table-cell office:value-type="string" calcext:value-type="string">
            <text:p>l</text:p>
          </table:table-cell>
          <table:table-cell table:number-columns-repeated="994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/>
          <table:table-cell office:value-type="string" calcext:value-type="string">
            <text:p>p</text:p>
          </table:table-cell>
          <table:table-cell table:number-columns-repeated="994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/>
          <table:table-cell office:value-type="string" calcext:value-type="string">
            <text:p>w</text:p>
          </table:table-cell>
          <table:table-cell table:number-columns-repeated="994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/>
          <table:table-cell office:value-type="string" calcext:value-type="string">
            <text:p>s</text:p>
          </table:table-cell>
          <table:table-cell table:number-columns-repeated="994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/>
          <table:table-cell office:value-type="string" calcext:value-type="string">
            <text:p>h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evel 2</text:p>
          </table:table-cell>
          <table:table-cell/>
          <table:table-cell office:value-type="string" calcext:value-type="string">
            <text:p>“unlock the door”</text:p>
          </table:table-cell>
          <table:table-cell table:number-columns-repeated="10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8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8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8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+</text:p>
          </table:table-cell>
          <table:table-cell table:number-columns-repeated="8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vel 4</text:p>
          </table:table-cell>
          <table:table-cell table:number-columns-repeated="12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Extreme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vel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table:number-columns-repeated="13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table:number-columns-repeated="11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9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//enemy key (y,u,a,b,c,d,l,r,h,i,j,k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<text:s text:c="4"/>// y (starts top goes down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<text:s text:c="8"/>//other version is u starts down goes top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<text:s text:c="4"/>//a (starts top left goes top right bottom right bottom left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<text:s text:c="8"/>//b top right bottom right bottom left top lef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<text:s text:c="8"/>//c bottom right bottom left top left top righ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9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<text:s text:c="8"/>//d bottom left top left goes top right botto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d</text:p>
          </table:table-cell>
          <table:table-cell table:number-columns-repeated="5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<text:s text:c="4"/>//l starts left goes right</text:p>
          </table:table-cell>
          <table:table-cell table:number-columns-repeated="1003"/>
        </table:table-row>
        <table:table-row table:style-name="ro1">
          <table:table-cell table:number-columns-repeated="1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<text:s text:c="8"/>//r starts right goes lef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table:number-columns-repeated="1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<text:s text:c="4"/>//h goes up to next h and telports back to first 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<text:s text:c="8"/>//i goes right to next i and telports back to first i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8" office:value-type="string" calcext:value-type="string">
            <text:p>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<text:s text:c="8"/>//j goes down to next j and telports back to first j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<text:s text:c="8"/>//k goes left to next k and telports back to first k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13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 table:number-columns-repeated="8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h</text:p>
          </table:table-cell>
          <table:table-cell table:number-columns-repeated="9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 table:number-columns-repeated="13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8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12"/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16"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8"/>
        </table:table-row>
        <table:table-row table:style-name="ro1" table:number-rows-repeated="10484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30">00/00/0000</text:date>, <text:time style:data-style-name="N2" text:time-value="16:29:26.0114277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 zhong</meta:initial-creator>
    <meta:creation-date>2016-04-23T16:20:41.501930087</meta:creation-date>
    <dc:date>2016-04-30T18:41:45.610443728</dc:date>
    <dc:creator>Christopher Komplin</dc:creator>
    <meta:editing-duration>PT3H1M18S</meta:editing-duration>
    <meta:editing-cycles>11</meta:editing-cycles>
    <meta:generator>LibreOffice/4.2.8.2$Linux_X86_64 LibreOffice_project/420m0$Build-2</meta:generator>
    <meta:document-statistic meta:table-count="1" meta:cell-count="2670" meta:object-count="0"/>
  </office:meta>
</office:document-meta>
</file>